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2]+[.C193]-[.D193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3]+[.C194]-[.D194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4]+[.C195]-[.D195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5]+[.C196]-[.D196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2894.81" calcext:value-type="currency">
            <text:p>$172.894,81</text:p>
          </table:table-cell>
          <table:table-cell table:style-name="ce257" table:formula="of:=SUM([.D3:.D205])" office:value-type="currency" office:currency="ARS" office:value="172296.81" calcext:value-type="currency">
            <text:p>$172.296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2:22.169966876</dc:date>
    <meta:editing-duration>PT18H48M38S</meta:editing-duration>
    <meta:editing-cycles>393</meta:editing-cycles>
    <meta:generator>LibreOffice/5.1.6.2$Linux_X86_64 LibreOffice_project/10m0$Build-2</meta:generator>
    <meta:document-statistic meta:table-count="10" meta:cell-count="2100" meta:object-count="0"/>
  </office:meta>
</office:document-meta>
</file>